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28e44a22-a02e-40b0-9291-45943ec7ef62" style:family="paragraph">
      <style:text-properties fo:font-weight="bold"/>
    </style:style>
    <style:style style:name="1d6df948-016e-437c-8380-f467846e923e" style:family="text">
      <style:text-properties style:text-underline-style="solid" fo:font-style="italic"/>
    </style:style>
    <style:style style:name="7f218175-072b-43fd-8884-ab9992160d2a" style:family="text">
      <style:text-properties style:text-underline-style="solid" fo:font-style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28e44a22-a02e-40b0-9291-45943ec7ef62">Hello World! "Here are some double quotes ..." <text:span text:style-name="1d6df948-016e-437c-8380-f467846e923e">Some lazy inline formated text portion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/>
    <meta:creation-date>2007-10-01T13:57:15</meta:creation-date>
    <dc:date>2007-10-01T13:59:17</dc:date>
    <dc:language>de-DE</dc:language>
    <meta:editing-cycles>2</meta:editing-cycles>
    <meta:editing-duration>PT2M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41"/>
  </office:meta>
</office:document-meta>
</file>